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36">
      <style:table-cell-properties fo:background-color="#FFFF00"/>
    </style:style>
    <style:style style:name="ce7" style:family="table-cell" style:parent-style-name="Default" style:data-style-name="N38"/>
    <style:style style:name="ce8" style:family="table-cell" style:parent-style-name="Default" style:data-style-name="N38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78354166666667cm" style:use-optimal-column-width="true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0.899583333333333cm"/>
    </style:style>
    <style:style style:name="co5" style:family="table-column">
      <style:table-column-properties fo:break-before="auto" style:column-width="0.846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ett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2" table:default-cell-style-name="ce3"/>
        <table:table-column table:style-name="co1" table:number-columns-repeated="16377" table:default-cell-style-name="ce1"/>
        <table:table-row table:style-name="ro1">
          <table:table-cell office:value-type="string" table:style-name="ce1">
            <text:p>kOhm</text:p>
          </table:table-cell>
          <table:table-cell office:value-type="string" table:style-name="ce1">
            <text:p>Ohm</text:p>
          </table:table-cell>
          <table:table-cell office:value-type="string" table:style-name="ce1">
            <text:p>°C</text:p>
          </table:table-cell>
          <table:table-cell office:value-type="string" table:style-name="ce2">
            <text:p>est °C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float" office:value="7.6066403286943946E-4" table:formula="of:=[.G7]" table:style-name="ce8">
            <text:p>7,60664032869439E-04</text:p>
          </table:table-cell>
          <table:table-cell table:number-columns-repeated="4" table:style-name="ce1"/>
          <table:table-cell office:value-type="string" table:style-name="ce1">
            <text:p>l1</text:p>
          </table:table-cell>
          <table:table-cell office:value-type="float" office:value="7.3038432252777046" table:formula="of:=LN([.B2])" table:style-name="ce1">
            <text:p>7,303843225</text:p>
          </table:table-cell>
          <table:table-cell table:number-columns-repeated="11" table:style-name="ce1"/>
          <table:table-cell office:value-type="string" table:style-name="ce1">
            <text:p>y1</text:p>
          </table:table-cell>
          <table:table-cell office:value-type="float" office:value="2.3632281696797826E-3" table:formula="of:=1/([.C2]+273.15)" table:style-name="ce1">
            <text:p>0,002363228</text:p>
          </table:table-cell>
          <table:table-cell table:number-columns-repeated="16358"/>
        </table:table-row>
        <table:table-row table:style-name="ro1">
          <table:table-cell office:value-type="float" office:value="1.486" table:style-name="ce1">
            <text:p>1,486</text:p>
          </table:table-cell>
          <table:table-cell office:value-type="float" office:value="1486" table:formula="of:=[.A2]*1000" table:style-name="ce1">
            <text:p>1486</text:p>
          </table:table-cell>
          <table:table-cell office:value-type="float" office:value="150" table:style-name="ce1">
            <text:p>150</text:p>
          </table:table-cell>
          <table:table-cell office:value-type="float" office:value="150" table:formula="of:=1/([.$G$1]+[.$G$2]*LN([.B2])+[.$G$3]*LN([.B2])^3)-273.15" table:style-name="ce2">
            <text:p>150,000</text:p>
          </table:table-cell>
          <table:table-cell table:style-name="ce1"/>
          <table:table-cell office:value-type="string" table:style-name="ce1">
            <text:p>c2</text:p>
          </table:table-cell>
          <table:table-cell office:value-type="float" office:value="2.1547899649301548E-4" table:formula="of:=[.G6]" table:style-name="ce7">
            <text:p>2,15478996493015E-04</text:p>
          </table:table-cell>
          <table:table-cell office:value-type="float" office:value="2.2965222250095075E-4" table:formula="of:=([.Z2]-[.Z1])/([.M2]-[.M1])" table:style-name="ce1">
            <text:p>0,000229652</text:p>
          </table:table-cell>
          <table:table-cell table:number-columns-repeated="3" table:style-name="ce1"/>
          <table:table-cell office:value-type="string" table:style-name="ce1">
            <text:p>l2</text:p>
          </table:table-cell>
          <table:table-cell office:value-type="float" office:value="8.6827076298938106" table:formula="of:=LN([.B12])" table:style-name="ce1">
            <text:p>8,68270763</text:p>
          </table:table-cell>
          <table:table-cell table:number-columns-repeated="11" table:style-name="ce1"/>
          <table:table-cell office:value-type="string" table:style-name="ce1">
            <text:p>y2</text:p>
          </table:table-cell>
          <table:table-cell office:value-type="float" office:value="2.6798874447273215E-3" table:formula="of:=1/([.C12]+273.15)" table:style-name="ce1">
            <text:p>0,002679887</text:p>
          </table:table-cell>
          <table:table-cell table:number-columns-repeated="16358"/>
        </table:table-row>
        <table:table-row table:style-name="ro1">
          <table:table-cell office:value-type="float" office:value="1.7" table:style-name="ce1">
            <text:p>1,7</text:p>
          </table:table-cell>
          <table:table-cell office:value-type="float" office:value="1700" table:formula="of:=[.A3]*1000" table:style-name="ce1">
            <text:p>1700</text:p>
          </table:table-cell>
          <table:table-cell office:value-type="float" office:value="145" table:style-name="ce1">
            <text:p>145</text:p>
          </table:table-cell>
          <table:table-cell office:value-type="float" office:value="144.58949289471479" table:formula="of:=1/([.$G$1]+[.$G$2]*LN([.B3])+[.$G$3]*LN([.B3])^3)-273.15" table:style-name="ce2">
            <text:p>144,589</text:p>
          </table:table-cell>
          <table:table-cell table:style-name="ce1"/>
          <table:table-cell office:value-type="string" table:style-name="ce1">
            <text:p>c3</text:p>
          </table:table-cell>
          <table:table-cell office:value-type="float" office:value="7.3760233415897483E-8" table:formula="of:=[.G5]" table:style-name="ce7">
            <text:p>7,37602334158975E-08</text:p>
          </table:table-cell>
          <table:table-cell office:value-type="float" office:value="2.353929452024975E-4" table:formula="of:=([.Z3]-[.Z1])/([.M3]-[.M1])" table:style-name="ce1">
            <text:p>0,000235393</text:p>
          </table:table-cell>
          <table:table-cell table:number-columns-repeated="3" table:style-name="ce1"/>
          <table:table-cell office:value-type="string" table:style-name="ce1">
            <text:p>l3</text:p>
          </table:table-cell>
          <table:table-cell office:value-type="float" office:value="11.512925464970229" table:formula="of:=LN([.B53])" table:style-name="ce1">
            <text:p>11,51292546</text:p>
          </table:table-cell>
          <table:table-cell table:number-columns-repeated="11" table:style-name="ce1"/>
          <table:table-cell office:value-type="string" table:style-name="ce1">
            <text:p>y3</text:p>
          </table:table-cell>
          <table:table-cell office:value-type="float" office:value="3.3540164346805303E-3" table:formula="of:=1/([.C53]+273.15)" table:style-name="ce1">
            <text:p>0,003354016</text:p>
          </table:table-cell>
          <table:table-cell table:number-columns-repeated="16358"/>
        </table:table-row>
        <table:table-row table:style-name="ro1">
          <table:table-cell office:value-type="float" office:value="1.9670000000000001" table:style-name="ce1">
            <text:p>1,967</text:p>
          </table:table-cell>
          <table:table-cell office:value-type="float" office:value="1967" table:formula="of:=[.A4]*1000" table:style-name="ce1">
            <text:p>1967</text:p>
          </table:table-cell>
          <table:table-cell office:value-type="float" office:value="140" table:style-name="ce1">
            <text:p>140</text:p>
          </table:table-cell>
          <table:table-cell office:value-type="float" office:value="138.86568268519454" table:formula="of:=1/([.$G$1]+[.$G$2]*LN([.B4])+[.$G$3]*LN([.B4])^3)-273.15" table:style-name="ce2">
            <text:p>138,866</text:p>
          </table:table-cell>
          <table:table-cell table:number-columns-repeated="2" table:style-name="ce1"/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2.2400000000000002" table:style-name="ce1">
            <text:p>2,24</text:p>
          </table:table-cell>
          <table:table-cell office:value-type="float" office:value="2240" table:formula="of:=[.A5]*1000" table:style-name="ce1">
            <text:p>2240</text:p>
          </table:table-cell>
          <table:table-cell office:value-type="float" office:value="135" table:style-name="ce1">
            <text:p>135</text:p>
          </table:table-cell>
          <table:table-cell office:value-type="float" office:value="133.88687740135128" table:formula="of:=1/([.$G$1]+[.$G$2]*LN([.B5])+[.$G$3]*LN([.B5])^3)-273.15" table:style-name="ce2">
            <text:p>133,887</text:p>
          </table:table-cell>
          <table:table-cell table:style-name="ce1"/>
          <table:table-cell office:value-type="string" table:style-name="ce1">
            <text:p>c</text:p>
          </table:table-cell>
          <table:table-cell office:value-type="float" office:value="7.3760233415897483E-8" table:formula="of:=([.H3]-[.H2])/([.M3]-[.M2])/([.M1]+[.M2]+[.M3])" table:style-name="ce3">
            <text:p>0,00000007376023</text:p>
          </table:table-cell>
          <table:table-cell table:number-columns-repeated="16377" table:style-name="ce1"/>
        </table:table-row>
        <table:table-row table:style-name="ro1">
          <table:table-cell office:value-type="float" office:value="2.54" table:style-name="ce1">
            <text:p>2,54</text:p>
          </table:table-cell>
          <table:table-cell office:value-type="float" office:value="2540" table:formula="of:=[.A6]*1000" table:style-name="ce1">
            <text:p>2540</text:p>
          </table:table-cell>
          <table:table-cell office:value-type="float" office:value="130" table:style-name="ce1">
            <text:p>130</text:p>
          </table:table-cell>
          <table:table-cell office:value-type="float" office:value="129.17621255643161" table:formula="of:=1/([.$G$1]+[.$G$2]*LN([.B6])+[.$G$3]*LN([.B6])^3)-273.15" table:style-name="ce2">
            <text:p>129,176</text:p>
          </table:table-cell>
          <table:table-cell table:style-name="ce1"/>
          <table:table-cell office:value-type="string" table:style-name="ce1">
            <text:p>b</text:p>
          </table:table-cell>
          <table:table-cell office:value-type="float" office:value="2.1547899649301548E-4" table:formula="of:=[.H2]-[.G5]*([.M1]*[.M1]+[.M1]*[.M2]+[.M2]*[.M2])" table:style-name="ce3">
            <text:p>0,00021547899649</text:p>
          </table:table-cell>
          <table:table-cell table:number-columns-repeated="16377" table:style-name="ce1"/>
        </table:table-row>
        <table:table-row table:style-name="ro1">
          <table:table-cell office:value-type="float" office:value="2.9" table:style-name="ce1">
            <text:p>2,9</text:p>
          </table:table-cell>
          <table:table-cell office:value-type="float" office:value="2900" table:formula="of:=[.A7]*1000" table:style-name="ce1">
            <text:p>2900</text:p>
          </table:table-cell>
          <table:table-cell office:value-type="float" office:value="125" table:style-name="ce1">
            <text:p>125</text:p>
          </table:table-cell>
          <table:table-cell office:value-type="float" office:value="124.31581294117746" table:formula="of:=1/([.$G$1]+[.$G$2]*LN([.B7])+[.$G$3]*LN([.B7])^3)-273.15" table:style-name="ce2">
            <text:p>124,31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float" office:value="7.6066403286943946E-4" table:formula="of:=[.Z1]-([.G6]+[.M1]*[.M1]*[.G5])*[.M1]" table:style-name="ce3">
            <text:p>0,00076066403287</text:p>
          </table:table-cell>
          <table:table-cell table:number-columns-repeated="16377" table:style-name="ce1"/>
        </table:table-row>
        <table:table-row table:style-name="ro1">
          <table:table-cell office:value-type="float" office:value="3.32" table:style-name="ce1">
            <text:p>3,32</text:p>
          </table:table-cell>
          <table:table-cell office:value-type="float" office:value="3320" table:formula="of:=[.A8]*1000" table:style-name="ce1">
            <text:p>3320</text:p>
          </table:table-cell>
          <table:table-cell office:value-type="float" office:value="120" table:style-name="ce1">
            <text:p>120</text:p>
          </table:table-cell>
          <table:table-cell office:value-type="float" office:value="119.46586667062456" table:formula="of:=1/([.$G$1]+[.$G$2]*LN([.B8])+[.$G$3]*LN([.B8])^3)-273.15" table:style-name="ce2">
            <text:p>119,466</text:p>
          </table:table-cell>
          <table:table-cell table:number-columns-repeated="2" table:style-name="ce1"/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3.83" table:style-name="ce1">
            <text:p>3,83</text:p>
          </table:table-cell>
          <table:table-cell office:value-type="float" office:value="3830" table:formula="of:=[.A9]*1000" table:style-name="ce1">
            <text:p>3830</text:p>
          </table:table-cell>
          <table:table-cell office:value-type="float" office:value="115" table:style-name="ce1">
            <text:p>115</text:p>
          </table:table-cell>
          <table:table-cell office:value-type="float" office:value="114.45798182388319" table:formula="of:=1/([.$G$1]+[.$G$2]*LN([.B9])+[.$G$3]*LN([.B9])^3)-273.15" table:style-name="ce2">
            <text:p>114,458</text:p>
          </table:table-cell>
          <table:table-cell table:number-columns-repeated="2" table:style-name="ce1"/>
          <table:table-cell table:style-name="ce3"/>
          <table:table-cell table:style-name="ce1"/>
          <table:table-cell table:style-name="ce1">
            <draw:frame draw:z-index="1" draw:id="id0" draw:style-name="a0" draw:name="Diagramm 2" svg:x="0.59364in" svg:y="0.20161in" svg:width="10.00224in" svg:height="7.0564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">
          <table:table-cell office:value-type="float" office:value="4.4400000000000004" table:style-name="ce1">
            <text:p>4,44</text:p>
          </table:table-cell>
          <table:table-cell office:value-type="float" office:value="4440" table:formula="of:=[.A10]*1000" table:style-name="ce1">
            <text:p>4440</text:p>
          </table:table-cell>
          <table:table-cell office:value-type="float" office:value="110" table:style-name="ce1">
            <text:p>110</text:p>
          </table:table-cell>
          <table:table-cell office:value-type="float" office:value="109.39989815003338" table:formula="of:=1/([.$G$1]+[.$G$2]*LN([.B10])+[.$G$3]*LN([.B10])^3)-273.15" table:style-name="ce2">
            <text:p>109,400</text:p>
          </table:table-cell>
          <table:table-cell table:number-columns-repeated="2" table:style-name="ce1"/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5.14" table:style-name="ce1">
            <text:p>5,14</text:p>
          </table:table-cell>
          <table:table-cell office:value-type="float" office:value="5140" table:formula="of:=[.A11]*1000" table:style-name="ce1">
            <text:p>5140</text:p>
          </table:table-cell>
          <table:table-cell office:value-type="float" office:value="105" table:style-name="ce1">
            <text:p>105</text:p>
          </table:table-cell>
          <table:table-cell office:value-type="float" office:value="104.50649366467331" table:formula="of:=1/([.$G$1]+[.$G$2]*LN([.B11])+[.$G$3]*LN([.B11])^3)-273.15" table:style-name="ce2">
            <text:p>104,506</text:p>
          </table:table-cell>
          <table:table-cell table:number-columns-repeated="2" table:style-name="ce1"/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5.9" table:style-name="ce1">
            <text:p>5,9</text:p>
          </table:table-cell>
          <table:table-cell office:value-type="float" office:value="5900" table:formula="of:=[.A12]*1000" table:style-name="ce1">
            <text:p>59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formula="of:=1/([.$G$1]+[.$G$2]*LN([.B12])+[.$G$3]*LN([.B12])^3)-273.15" table:style-name="ce2">
            <text:p>100,000</text:p>
          </table:table-cell>
          <table:table-cell table:number-columns-repeated="2" table:style-name="ce1"/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6.98" table:style-name="ce1">
            <text:p>6,98</text:p>
          </table:table-cell>
          <table:table-cell office:value-type="float" office:value="6980" table:formula="of:=[.A13]*1000" table:style-name="ce1">
            <text:p>6980</text:p>
          </table:table-cell>
          <table:table-cell office:value-type="float" office:value="95" table:style-name="ce1">
            <text:p>95</text:p>
          </table:table-cell>
          <table:table-cell office:value-type="float" office:value="94.636657093899146" table:formula="of:=1/([.$G$1]+[.$G$2]*LN([.B13])+[.$G$3]*LN([.B13])^3)-273.15" table:style-name="ce2">
            <text:p>94,637</text:p>
          </table:table-cell>
          <table:table-cell table:number-columns-repeated="2" table:style-name="ce1"/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8.19" table:style-name="ce1">
            <text:p>8,19</text:p>
          </table:table-cell>
          <table:table-cell office:value-type="float" office:value="8189.9999999999991" table:formula="of:=[.A14]*1000" table:style-name="ce1">
            <text:p>8190</text:p>
          </table:table-cell>
          <table:table-cell office:value-type="float" office:value="90" table:style-name="ce1">
            <text:p>90</text:p>
          </table:table-cell>
          <table:table-cell office:value-type="float" office:value="89.663548250919689" table:formula="of:=1/([.$G$1]+[.$G$2]*LN([.B14])+[.$G$3]*LN([.B14])^3)-273.15" table:style-name="ce2">
            <text:p>89,664</text:p>
          </table:table-cell>
          <table:table-cell table:number-columns-repeated="2" table:style-name="ce1"/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9.65" table:style-name="ce1">
            <text:p>9,65</text:p>
          </table:table-cell>
          <table:table-cell office:value-type="float" office:value="9650" table:formula="of:=[.A15]*1000" table:style-name="ce1">
            <text:p>9650</text:p>
          </table:table-cell>
          <table:table-cell office:value-type="float" office:value="85" table:style-name="ce1">
            <text:p>85</text:p>
          </table:table-cell>
          <table:table-cell office:value-type="float" office:value="84.684764825652508" table:formula="of:=1/([.$G$1]+[.$G$2]*LN([.B15])+[.$G$3]*LN([.B15])^3)-273.15" table:style-name="ce2">
            <text:p>84,685</text:p>
          </table:table-cell>
          <table:table-cell table:number-columns-repeated="2" table:style-name="ce1"/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11.41" table:style-name="ce1">
            <text:p>11,41</text:p>
          </table:table-cell>
          <table:table-cell office:value-type="float" office:value="11410" table:formula="of:=[.A16]*1000" table:style-name="ce1">
            <text:p>11410</text:p>
          </table:table-cell>
          <table:table-cell office:value-type="float" office:value="80" table:style-name="ce1">
            <text:p>80</text:p>
          </table:table-cell>
          <table:table-cell office:value-type="float" office:value="79.725152097913451" table:formula="of:=1/([.$G$1]+[.$G$2]*LN([.B16])+[.$G$3]*LN([.B16])^3)-273.15" table:style-name="ce2">
            <text:p>79,725</text:p>
          </table:table-cell>
          <table:table-cell table:number-columns-repeated="2" table:style-name="ce1"/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13.6" table:style-name="ce1">
            <text:p>13,6</text:p>
          </table:table-cell>
          <table:table-cell office:value-type="float" office:value="13600" table:formula="of:=[.A17]*1000" table:style-name="ce1">
            <text:p>13600</text:p>
          </table:table-cell>
          <table:table-cell office:value-type="float" office:value="75" table:style-name="ce1">
            <text:p>75</text:p>
          </table:table-cell>
          <table:table-cell office:value-type="float" office:value="74.657667828301101" table:formula="of:=1/([.$G$1]+[.$G$2]*LN([.B17])+[.$G$3]*LN([.B17])^3)-273.15" table:style-name="ce2">
            <text:p>74,658</text:p>
          </table:table-cell>
          <table:table-cell table:number-columns-repeated="16380"/>
        </table:table-row>
        <table:table-row table:style-name="ro1">
          <table:table-cell office:value-type="float" office:value="16.25" table:style-name="ce1">
            <text:p>16,25</text:p>
          </table:table-cell>
          <table:table-cell office:value-type="float" office:value="16250" table:formula="of:=[.A18]*1000" table:style-name="ce1">
            <text:p>16250</text:p>
          </table:table-cell>
          <table:table-cell office:value-type="float" office:value="70" table:style-name="ce1">
            <text:p>70</text:p>
          </table:table-cell>
          <table:table-cell office:value-type="float" office:value="69.650542878349199" table:formula="of:=1/([.$G$1]+[.$G$2]*LN([.B18])+[.$G$3]*LN([.B18])^3)-273.15" table:style-name="ce2">
            <text:p>69,651</text:p>
          </table:table-cell>
          <table:table-cell table:number-columns-repeated="16380"/>
        </table:table-row>
        <table:table-row table:style-name="ro1">
          <table:table-cell office:value-type="float" office:value="19.43" table:style-name="ce1">
            <text:p>19,43</text:p>
          </table:table-cell>
          <table:table-cell office:value-type="float" office:value="19430" table:formula="of:=[.A19]*1000" table:style-name="ce1">
            <text:p>19430</text:p>
          </table:table-cell>
          <table:table-cell office:value-type="float" office:value="65" table:style-name="ce1">
            <text:p>65</text:p>
          </table:table-cell>
          <table:table-cell office:value-type="float" office:value="64.751001987078496" table:formula="of:=1/([.$G$1]+[.$G$2]*LN([.B19])+[.$G$3]*LN([.B19])^3)-273.15" table:style-name="ce2">
            <text:p>64,751</text:p>
          </table:table-cell>
          <table:table-cell table:number-columns-repeated="16380"/>
        </table:table-row>
        <table:table-row table:style-name="ro1">
          <table:table-cell office:value-type="float" office:value="23.5" table:style-name="ce1">
            <text:p>23,5</text:p>
          </table:table-cell>
          <table:table-cell office:value-type="float" office:value="23500" table:formula="of:=[.A20]*1000" table:style-name="ce1">
            <text:p>23500</text:p>
          </table:table-cell>
          <table:table-cell office:value-type="float" office:value="60" table:style-name="ce1">
            <text:p>60</text:p>
          </table:table-cell>
          <table:table-cell office:value-type="float" office:value="59.671903425405048" table:formula="of:=1/([.$G$1]+[.$G$2]*LN([.B20])+[.$G$3]*LN([.B20])^3)-273.15" table:style-name="ce2">
            <text:p>59,672</text:p>
          </table:table-cell>
          <table:table-cell table:number-columns-repeated="16380"/>
        </table:table-row>
        <table:table-row table:style-name="ro1">
          <table:table-cell office:value-type="float" office:value="28.5" table:style-name="ce1">
            <text:p>28,5</text:p>
          </table:table-cell>
          <table:table-cell office:value-type="float" office:value="28500" table:formula="of:=[.A21]*1000" table:style-name="ce1">
            <text:p>28500</text:p>
          </table:table-cell>
          <table:table-cell office:value-type="float" office:value="55" table:style-name="ce1">
            <text:p>55</text:p>
          </table:table-cell>
          <table:table-cell office:value-type="float" office:value="54.656076659449752" table:formula="of:=1/([.$G$1]+[.$G$2]*LN([.B21])+[.$G$3]*LN([.B21])^3)-273.15" table:style-name="ce2">
            <text:p>54,656</text:p>
          </table:table-cell>
          <table:table-cell table:number-columns-repeated="16380"/>
        </table:table-row>
        <table:table-row table:style-name="ro1">
          <table:table-cell office:value-type="float" office:value="34.299999999999997" table:style-name="ce1">
            <text:p>34,3</text:p>
          </table:table-cell>
          <table:table-cell office:value-type="float" office:value="34300" table:formula="of:=[.A22]*1000" table:style-name="ce1">
            <text:p>34300</text:p>
          </table:table-cell>
          <table:table-cell office:value-type="float" office:value="50" table:style-name="ce1">
            <text:p>50</text:p>
          </table:table-cell>
          <table:table-cell office:value-type="float" office:value="49.96315376809298" table:formula="of:=1/([.$G$1]+[.$G$2]*LN([.B22])+[.$G$3]*LN([.B22])^3)-273.15" table:style-name="ce2">
            <text:p>49,963</text:p>
          </table:table-cell>
          <table:table-cell table:number-columns-repeated="16380"/>
        </table:table-row>
        <table:table-row table:style-name="ro1">
          <table:table-cell office:value-type="float" office:value="40.799999999999997" table:style-name="ce1">
            <text:p>40,8</text:p>
          </table:table-cell>
          <table:table-cell office:value-type="float" office:value="40800" table:formula="of:=[.A23]*1000" table:style-name="ce1">
            <text:p>40800</text:p>
          </table:table-cell>
          <table:table-cell office:value-type="float" office:value="46" table:style-name="ce1">
            <text:p>46</text:p>
          </table:table-cell>
          <table:table-cell office:value-type="float" office:value="45.672424266900123" table:formula="of:=1/([.$G$1]+[.$G$2]*LN([.B23])+[.$G$3]*LN([.B23])^3)-273.15" table:style-name="ce2">
            <text:p>45,672</text:p>
          </table:table-cell>
          <table:table-cell table:number-columns-repeated="16380"/>
        </table:table-row>
        <table:table-row table:style-name="ro1">
          <table:table-cell office:value-type="float" office:value="42.5" table:style-name="ce1">
            <text:p>42,5</text:p>
          </table:table-cell>
          <table:table-cell office:value-type="float" office:value="42500" table:formula="of:=[.A24]*1000" table:style-name="ce1">
            <text:p>42500</text:p>
          </table:table-cell>
          <table:table-cell office:value-type="float" office:value="45" table:style-name="ce1">
            <text:p>45</text:p>
          </table:table-cell>
          <table:table-cell office:value-type="float" office:value="44.677529196364333" table:formula="of:=1/([.$G$1]+[.$G$2]*LN([.B24])+[.$G$3]*LN([.B24])^3)-273.15" table:style-name="ce2">
            <text:p>44,678</text:p>
          </table:table-cell>
          <table:table-cell table:number-columns-repeated="16380"/>
        </table:table-row>
        <table:table-row table:style-name="ro1">
          <table:table-cell office:value-type="float" office:value="44.3" table:style-name="ce1">
            <text:p>44,3</text:p>
          </table:table-cell>
          <table:table-cell office:value-type="float" office:value="44300" table:formula="of:=[.A25]*1000" table:style-name="ce1">
            <text:p>44300</text:p>
          </table:table-cell>
          <table:table-cell office:value-type="float" office:value="44" table:style-name="ce1">
            <text:p>44</text:p>
          </table:table-cell>
          <table:table-cell office:value-type="float" office:value="43.672114891863941" table:formula="of:=1/([.$G$1]+[.$G$2]*LN([.B25])+[.$G$3]*LN([.B25])^3)-273.15" table:style-name="ce2">
            <text:p>43,672</text:p>
          </table:table-cell>
          <table:table-cell table:number-columns-repeated="16380"/>
        </table:table-row>
        <table:table-row table:style-name="ro1">
          <table:table-cell office:value-type="float" office:value="46.2" table:style-name="ce1">
            <text:p>46,2</text:p>
          </table:table-cell>
          <table:table-cell office:value-type="float" office:value="46200" table:formula="of:=[.A26]*1000" table:style-name="ce1">
            <text:p>46200</text:p>
          </table:table-cell>
          <table:table-cell office:value-type="float" office:value="43" table:style-name="ce1">
            <text:p>43</text:p>
          </table:table-cell>
          <table:table-cell office:value-type="float" office:value="42.659861021558527" table:formula="of:=1/([.$G$1]+[.$G$2]*LN([.B26])+[.$G$3]*LN([.B26])^3)-273.15" table:style-name="ce2">
            <text:p>42,660</text:p>
          </table:table-cell>
          <table:table-cell table:number-columns-repeated="16380"/>
        </table:table-row>
        <table:table-row table:style-name="ro1">
          <table:table-cell office:value-type="float" office:value="48.4" table:style-name="ce1">
            <text:p>48,4</text:p>
          </table:table-cell>
          <table:table-cell office:value-type="float" office:value="48400" table:formula="of:=[.A27]*1000" table:style-name="ce1">
            <text:p>48400</text:p>
          </table:table-cell>
          <table:table-cell office:value-type="float" office:value="42" table:style-name="ce1">
            <text:p>42</text:p>
          </table:table-cell>
          <table:table-cell office:value-type="float" office:value="41.545094067632419" table:formula="of:=1/([.$G$1]+[.$G$2]*LN([.B27])+[.$G$3]*LN([.B27])^3)-273.15" table:style-name="ce2">
            <text:p>41,545</text:p>
          </table:table-cell>
          <table:table-cell table:number-columns-repeated="16380"/>
        </table:table-row>
        <table:table-row table:style-name="ro1">
          <table:table-cell office:value-type="float" office:value="50.2" table:style-name="ce1">
            <text:p>50,2</text:p>
          </table:table-cell>
          <table:table-cell office:value-type="float" office:value="50200" table:formula="of:=[.A28]*1000" table:style-name="ce1">
            <text:p>50200</text:p>
          </table:table-cell>
          <table:table-cell office:value-type="float" office:value="41" table:style-name="ce1">
            <text:p>41</text:p>
          </table:table-cell>
          <table:table-cell office:value-type="float" office:value="40.674859210652414" table:formula="of:=1/([.$G$1]+[.$G$2]*LN([.B28])+[.$G$3]*LN([.B28])^3)-273.15" table:style-name="ce2">
            <text:p>40,675</text:p>
          </table:table-cell>
          <table:table-cell table:number-columns-repeated="16380"/>
        </table:table-row>
        <table:table-row table:style-name="ro1">
          <table:table-cell office:value-type="float" office:value="52.4" table:style-name="ce1">
            <text:p>52,4</text:p>
          </table:table-cell>
          <table:table-cell office:value-type="float" office:value="52400" table:formula="of:=[.A29]*1000" table:style-name="ce1">
            <text:p>52400</text:p>
          </table:table-cell>
          <table:table-cell office:value-type="float" office:value="40" table:style-name="ce1">
            <text:p>40</text:p>
          </table:table-cell>
          <table:table-cell office:value-type="float" office:value="39.657991159130233" table:formula="of:=1/([.$G$1]+[.$G$2]*LN([.B29])+[.$G$3]*LN([.B29])^3)-273.15" table:style-name="ce2">
            <text:p>39,658</text:p>
          </table:table-cell>
          <table:table-cell table:number-columns-repeated="16380"/>
        </table:table-row>
        <table:table-row table:style-name="ro1">
          <table:table-cell office:value-type="float" office:value="54.7" table:style-name="ce1">
            <text:p>54,7</text:p>
          </table:table-cell>
          <table:table-cell office:value-type="float" office:value="54700" table:formula="of:=[.A30]*1000" table:style-name="ce1">
            <text:p>54700</text:p>
          </table:table-cell>
          <table:table-cell office:value-type="float" office:value="39" table:style-name="ce1">
            <text:p>39</text:p>
          </table:table-cell>
          <table:table-cell office:value-type="float" office:value="38.645290434110507" table:formula="of:=1/([.$G$1]+[.$G$2]*LN([.B30])+[.$G$3]*LN([.B30])^3)-273.15" table:style-name="ce2">
            <text:p>38,64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7000" table:formula="of:=[.A31]*1000" table:style-name="ce1">
            <text:p>57000</text:p>
          </table:table-cell>
          <table:table-cell office:value-type="float" office:value="38" table:style-name="ce1">
            <text:p>38</text:p>
          </table:table-cell>
          <table:table-cell office:value-type="float" office:value="37.679636717188941" table:formula="of:=1/([.$G$1]+[.$G$2]*LN([.B31])+[.$G$3]*LN([.B31])^3)-273.15" table:style-name="ce2">
            <text:p>37,680</text:p>
          </table:table-cell>
          <table:table-cell table:number-columns-repeated="16380"/>
        </table:table-row>
        <table:table-row table:style-name="ro1">
          <table:table-cell office:value-type="float" office:value="59.6" table:style-name="ce1">
            <text:p>59,6</text:p>
          </table:table-cell>
          <table:table-cell office:value-type="float" office:value="59600" table:formula="of:=[.A32]*1000" table:style-name="ce1">
            <text:p>59600</text:p>
          </table:table-cell>
          <table:table-cell office:value-type="float" office:value="37" table:style-name="ce1">
            <text:p>37</text:p>
          </table:table-cell>
          <table:table-cell office:value-type="float" office:value="36.639710119169308" table:formula="of:=1/([.$G$1]+[.$G$2]*LN([.B32])+[.$G$3]*LN([.B32])^3)-273.15" table:style-name="ce2">
            <text:p>36,640</text:p>
          </table:table-cell>
          <table:table-cell table:number-columns-repeated="16380"/>
        </table:table-row>
        <table:table-row table:style-name="ro1">
          <table:table-cell office:value-type="float" office:value="62.1" table:style-name="ce1">
            <text:p>62,1</text:p>
          </table:table-cell>
          <table:table-cell office:value-type="float" office:value="62100" table:formula="of:=[.A33]*1000" table:style-name="ce1">
            <text:p>62100</text:p>
          </table:table-cell>
          <table:table-cell office:value-type="float" office:value="36" table:style-name="ce1">
            <text:p>36</text:p>
          </table:table-cell>
          <table:table-cell office:value-type="float" office:value="35.687029881395176" table:formula="of:=1/([.$G$1]+[.$G$2]*LN([.B33])+[.$G$3]*LN([.B33])^3)-273.15" table:style-name="ce2">
            <text:p>35,687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5000" table:formula="of:=[.A34]*1000" table:style-name="ce1">
            <text:p>65000</text:p>
          </table:table-cell>
          <table:table-cell office:value-type="float" office:value="35" table:style-name="ce1">
            <text:p>35</text:p>
          </table:table-cell>
          <table:table-cell office:value-type="float" office:value="34.634767423962955" table:formula="of:=1/([.$G$1]+[.$G$2]*LN([.B34])+[.$G$3]*LN([.B34])^3)-273.15" table:style-name="ce2">
            <text:p>34,635</text:p>
          </table:table-cell>
          <table:table-cell table:number-columns-repeated="16380"/>
        </table:table-row>
        <table:table-row table:style-name="ro1">
          <table:table-cell office:value-type="float" office:value="67.7" table:style-name="ce1">
            <text:p>67,7</text:p>
          </table:table-cell>
          <table:table-cell office:value-type="float" office:value="67700" table:formula="of:=[.A35]*1000" table:style-name="ce1">
            <text:p>67700</text:p>
          </table:table-cell>
          <table:table-cell office:value-type="float" office:value="34" table:style-name="ce1">
            <text:p>34</text:p>
          </table:table-cell>
          <table:table-cell office:value-type="float" office:value="33.701669871812726" table:formula="of:=1/([.$G$1]+[.$G$2]*LN([.B35])+[.$G$3]*LN([.B35])^3)-273.15" table:style-name="ce2">
            <text:p>33,702</text:p>
          </table:table-cell>
          <table:table-cell table:number-columns-repeated="16380"/>
        </table:table-row>
        <table:table-row table:style-name="ro1">
          <table:table-cell office:value-type="float" office:value="69.8" table:style-name="ce1">
            <text:p>69,8</text:p>
          </table:table-cell>
          <table:table-cell office:value-type="float" office:value="69800" table:formula="of:=[.A36]*1000" table:style-name="ce1">
            <text:p>69800</text:p>
          </table:table-cell>
          <table:table-cell office:value-type="float" office:value="33" table:style-name="ce1">
            <text:p>33</text:p>
          </table:table-cell>
          <table:table-cell office:value-type="float" office:value="33.004511117618677" table:formula="of:=1/([.$G$1]+[.$G$2]*LN([.B36])+[.$G$3]*LN([.B36])^3)-273.15" table:style-name="ce2">
            <text:p>33,005</text:p>
          </table:table-cell>
          <table:table-cell table:number-columns-repeated="16380"/>
        </table:table-row>
        <table:table-row table:style-name="ro1">
          <table:table-cell office:value-type="float" office:value="72.5" table:style-name="ce1">
            <text:p>72,5</text:p>
          </table:table-cell>
          <table:table-cell office:value-type="float" office:value="72500" table:formula="of:=[.A37]*1000" table:style-name="ce1">
            <text:p>72500</text:p>
          </table:table-cell>
          <table:table-cell office:value-type="float" office:value="32" table:style-name="ce1">
            <text:p>32</text:p>
          </table:table-cell>
          <table:table-cell office:value-type="float" office:value="32.142164881689212" table:formula="of:=1/([.$G$1]+[.$G$2]*LN([.B37])+[.$G$3]*LN([.B37])^3)-273.15" table:style-name="ce2">
            <text:p>32,142</text:p>
          </table:table-cell>
          <table:table-cell table:number-columns-repeated="16380"/>
        </table:table-row>
        <table:table-row table:style-name="ro1">
          <table:table-cell office:value-type="float" office:value="75.7" table:style-name="ce1">
            <text:p>75,7</text:p>
          </table:table-cell>
          <table:table-cell office:value-type="float" office:value="75700" table:formula="of:=[.A38]*1000" table:style-name="ce1">
            <text:p>75700</text:p>
          </table:table-cell>
          <table:table-cell office:value-type="float" office:value="31" table:style-name="ce1">
            <text:p>31</text:p>
          </table:table-cell>
          <table:table-cell office:value-type="float" office:value="31.165865990994121" table:formula="of:=1/([.$G$1]+[.$G$2]*LN([.B38])+[.$G$3]*LN([.B38])^3)-273.15" table:style-name="ce2">
            <text:p>31,166</text:p>
          </table:table-cell>
          <table:table-cell table:number-columns-repeated="16380"/>
        </table:table-row>
        <table:table-row table:style-name="ro1">
          <table:table-cell office:value-type="float" office:value="77.5" table:style-name="ce1">
            <text:p>77,5</text:p>
          </table:table-cell>
          <table:table-cell office:value-type="float" office:value="77500" table:formula="of:=[.A39]*1000" table:style-name="ce1">
            <text:p>77500</text:p>
          </table:table-cell>
          <table:table-cell office:value-type="float" office:value="30.5" table:style-name="ce1">
            <text:p>30,5</text:p>
          </table:table-cell>
          <table:table-cell office:value-type="float" office:value="30.636938247722696" table:formula="of:=1/([.$G$1]+[.$G$2]*LN([.B39])+[.$G$3]*LN([.B39])^3)-273.15" table:style-name="ce2">
            <text:p>30,637</text:p>
          </table:table-cell>
          <table:table-cell table:number-columns-repeated="16380"/>
        </table:table-row>
        <table:table-row table:style-name="ro1">
          <table:table-cell office:value-type="float" office:value="79.2" table:style-name="ce1">
            <text:p>79,2</text:p>
          </table:table-cell>
          <table:table-cell office:value-type="float" office:value="79200" table:formula="of:=[.A40]*1000" table:style-name="ce1">
            <text:p>79200</text:p>
          </table:table-cell>
          <table:table-cell office:value-type="float" office:value="30" table:style-name="ce1">
            <text:p>30</text:p>
          </table:table-cell>
          <table:table-cell office:value-type="float" office:value="30.149961596971025" table:formula="of:=1/([.$G$1]+[.$G$2]*LN([.B40])+[.$G$3]*LN([.B40])^3)-273.15" table:style-name="ce2">
            <text:p>30,150</text:p>
          </table:table-cell>
          <table:table-cell table:number-columns-repeated="16380"/>
        </table:table-row>
        <table:table-row table:style-name="ro1">
          <table:table-cell office:value-type="float" office:value="81.099999999999994" table:style-name="ce1">
            <text:p>81,1</text:p>
          </table:table-cell>
          <table:table-cell office:value-type="float" office:value="81100" table:formula="of:=[.A41]*1000" table:style-name="ce1">
            <text:p>81100</text:p>
          </table:table-cell>
          <table:table-cell office:value-type="float" office:value="29.5" table:style-name="ce1">
            <text:p>29,5</text:p>
          </table:table-cell>
          <table:table-cell office:value-type="float" office:value="29.619447933043205" table:formula="of:=1/([.$G$1]+[.$G$2]*LN([.B41])+[.$G$3]*LN([.B41])^3)-273.15" table:style-name="ce2">
            <text:p>29,619</text:p>
          </table:table-cell>
          <table:table-cell table:number-columns-repeated="16380"/>
        </table:table-row>
        <table:table-row table:style-name="ro1">
          <table:table-cell office:value-type="float" office:value="82.9" table:style-name="ce1">
            <text:p>82,9</text:p>
          </table:table-cell>
          <table:table-cell office:value-type="float" office:value="82900" table:formula="of:=[.A42]*1000" table:style-name="ce1">
            <text:p>82900</text:p>
          </table:table-cell>
          <table:table-cell office:value-type="float" office:value="29" table:style-name="ce1">
            <text:p>29</text:p>
          </table:table-cell>
          <table:table-cell office:value-type="float" office:value="29.129621479378329" table:formula="of:=1/([.$G$1]+[.$G$2]*LN([.B42])+[.$G$3]*LN([.B42])^3)-273.15" table:style-name="ce2">
            <text:p>29,130</text:p>
          </table:table-cell>
          <table:table-cell table:number-columns-repeated="16380"/>
        </table:table-row>
        <table:table-row table:style-name="ro1">
          <table:table-cell office:value-type="float" office:value="84.9" table:style-name="ce1">
            <text:p>84,9</text:p>
          </table:table-cell>
          <table:table-cell office:value-type="float" office:value="84900" table:formula="of:=[.A43]*1000" table:style-name="ce1">
            <text:p>84900</text:p>
          </table:table-cell>
          <table:table-cell office:value-type="float" office:value="28.5" table:style-name="ce1">
            <text:p>28,5</text:p>
          </table:table-cell>
          <table:table-cell office:value-type="float" office:value="28.599234012932698" table:formula="of:=1/([.$G$1]+[.$G$2]*LN([.B43])+[.$G$3]*LN([.B43])^3)-273.15" table:style-name="ce2">
            <text:p>28,599</text:p>
          </table:table-cell>
          <table:table-cell table:number-columns-repeated="16380"/>
        </table:table-row>
        <table:table-row table:style-name="ro1">
          <table:table-cell office:value-type="float" office:value="86.9" table:style-name="ce1">
            <text:p>86,9</text:p>
          </table:table-cell>
          <table:table-cell office:value-type="float" office:value="86900" table:formula="of:=[.A44]*1000" table:style-name="ce1">
            <text:p>86900</text:p>
          </table:table-cell>
          <table:table-cell office:value-type="float" office:value="28" table:style-name="ce1">
            <text:p>28</text:p>
          </table:table-cell>
          <table:table-cell office:value-type="float" office:value="28.082740278365179" table:formula="of:=1/([.$G$1]+[.$G$2]*LN([.B44])+[.$G$3]*LN([.B44])^3)-273.15" table:style-name="ce2">
            <text:p>28,08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000" table:formula="of:=[.A45]*1000" table:style-name="ce1">
            <text:p>89000</text:p>
          </table:table-cell>
          <table:table-cell office:value-type="float" office:value="27.5" table:style-name="ce1">
            <text:p>27,5</text:p>
          </table:table-cell>
          <table:table-cell office:value-type="float" office:value="27.554638285536498" table:formula="of:=1/([.$G$1]+[.$G$2]*LN([.B45])+[.$G$3]*LN([.B45])^3)-273.15" table:style-name="ce2">
            <text:p>27,55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000" table:formula="of:=[.A46]*1000" table:style-name="ce1">
            <text:p>90000</text:p>
          </table:table-cell>
          <table:table-cell office:value-type="float" office:value="27.3" table:style-name="ce1">
            <text:p>27,3</text:p>
          </table:table-cell>
          <table:table-cell office:value-type="float" office:value="27.308071797793673" table:formula="of:=1/([.$G$1]+[.$G$2]*LN([.B46])+[.$G$3]*LN([.B46])^3)-273.15" table:style-name="ce2">
            <text:p>27,308</text:p>
          </table:table-cell>
          <table:table-cell table:number-columns-repeated="16380"/>
        </table:table-row>
        <table:table-row table:style-name="ro1">
          <table:table-cell office:value-type="float" office:value="91.3" table:style-name="ce1">
            <text:p>91,3</text:p>
          </table:table-cell>
          <table:table-cell office:value-type="float" office:value="91300" table:formula="of:=[.A47]*1000" table:style-name="ce1">
            <text:p>91300</text:p>
          </table:table-cell>
          <table:table-cell office:value-type="float" office:value="27" table:style-name="ce1">
            <text:p>27</text:p>
          </table:table-cell>
          <table:table-cell office:value-type="float" office:value="26.992108331535007" table:formula="of:=1/([.$G$1]+[.$G$2]*LN([.B47])+[.$G$3]*LN([.B47])^3)-273.15" table:style-name="ce2">
            <text:p>26,99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3000" table:formula="of:=[.A48]*1000" table:style-name="ce1">
            <text:p>93000</text:p>
          </table:table-cell>
          <table:table-cell office:value-type="float" office:value="26.6" table:style-name="ce1">
            <text:p>26,6</text:p>
          </table:table-cell>
          <table:table-cell office:value-type="float" office:value="26.586485092097575" table:formula="of:=1/([.$G$1]+[.$G$2]*LN([.B48])+[.$G$3]*LN([.B48])^3)-273.15" table:style-name="ce2">
            <text:p>26,586</text:p>
          </table:table-cell>
          <table:table-cell table:number-columns-repeated="16380"/>
        </table:table-row>
        <table:table-row table:style-name="ro1">
          <table:table-cell office:value-type="float" office:value="93.5" table:style-name="ce1">
            <text:p>93,5</text:p>
          </table:table-cell>
          <table:table-cell office:value-type="float" office:value="93500" table:formula="of:=[.A49]*1000" table:style-name="ce1">
            <text:p>93500</text:p>
          </table:table-cell>
          <table:table-cell office:value-type="float" office:value="26.5" table:style-name="ce1">
            <text:p>26,5</text:p>
          </table:table-cell>
          <table:table-cell office:value-type="float" office:value="26.46877104699854" table:formula="of:=1/([.$G$1]+[.$G$2]*LN([.B49])+[.$G$3]*LN([.B49])^3)-273.15" table:style-name="ce2">
            <text:p>26,469</text:p>
          </table:table-cell>
          <table:table-cell table:number-columns-repeated="16380"/>
        </table:table-row>
        <table:table-row table:style-name="ro1">
          <table:table-cell office:value-type="float" office:value="94.9" table:style-name="ce1">
            <text:p>94,9</text:p>
          </table:table-cell>
          <table:table-cell office:value-type="float" office:value="94900" table:formula="of:=[.A50]*1000" table:style-name="ce1">
            <text:p>94900</text:p>
          </table:table-cell>
          <table:table-cell office:value-type="float" office:value="26.2" table:style-name="ce1">
            <text:p>26,2</text:p>
          </table:table-cell>
          <table:table-cell office:value-type="float" office:value="26.14290505841052" table:formula="of:=1/([.$G$1]+[.$G$2]*LN([.B50])+[.$G$3]*LN([.B50])^3)-273.15" table:style-name="ce2">
            <text:p>26,143</text:p>
          </table:table-cell>
          <table:table-cell table:number-columns-repeated="16380"/>
        </table:table-row>
        <table:table-row table:style-name="ro1">
          <table:table-cell office:value-type="float" office:value="95.4" table:style-name="ce1">
            <text:p>95,4</text:p>
          </table:table-cell>
          <table:table-cell office:value-type="float" office:value="95400" table:formula="of:=[.A51]*1000" table:style-name="ce1">
            <text:p>95400</text:p>
          </table:table-cell>
          <table:table-cell office:value-type="float" office:value="26.1" table:style-name="ce1">
            <text:p>26,1</text:p>
          </table:table-cell>
          <table:table-cell office:value-type="float" office:value="26.027833738061929" table:formula="of:=1/([.$G$1]+[.$G$2]*LN([.B51])+[.$G$3]*LN([.B51])^3)-273.15" table:style-name="ce2">
            <text:p>26,028</text:p>
          </table:table-cell>
          <table:table-cell table:number-columns-repeated="16380"/>
        </table:table-row>
        <table:table-row table:style-name="ro1">
          <table:table-cell office:value-type="float" office:value="95.5" table:style-name="ce1">
            <text:p>95,5</text:p>
          </table:table-cell>
          <table:table-cell office:value-type="float" office:value="95500" table:formula="of:=[.A52]*1000" table:style-name="ce1">
            <text:p>95500</text:p>
          </table:table-cell>
          <table:table-cell office:value-type="float" office:value="26" table:style-name="ce1">
            <text:p>26</text:p>
          </table:table-cell>
          <table:table-cell office:value-type="float" office:value="26.004900937981461" table:formula="of:=1/([.$G$1]+[.$G$2]*LN([.B52])+[.$G$3]*LN([.B52])^3)-273.15" table:style-name="ce2">
            <text:p>26,005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000" table:formula="of:=[.A53]*1000" table:style-name="ce1">
            <text:p>100000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1/([.$G$1]+[.$G$2]*LN([.B53])+[.$G$3]*LN([.B53])^3)-273.15" table:style-name="ce2">
            <text:p>25,000</text:p>
          </table:table-cell>
          <table:table-cell table:number-columns-repeated="16380"/>
        </table:table-row>
        <table:table-row table:number-rows-repeated="1048523" table:style-name="ro1">
          <table:table-cell table:number-columns-repeated="16384"/>
        </table:table-row>
      </table:table>
      <table:table table:name="Thermode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3" table:default-cell-style-name="ce3"/>
        <table:table-column table:style-name="co2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1" table:default-cell-style-name="ce1"/>
        <table:table-column table:style-name="co1" table:number-columns-repeated="16361" table:default-cell-style-name="ce1"/>
        <table:table-row table:style-name="ro1">
          <table:table-cell office:value-type="string" table:style-name="ce1">
            <text:p>Ohm</text:p>
          </table:table-cell>
          <table:table-cell office:value-type="string" table:style-name="ce1">
            <text:p>°C</text:p>
          </table:table-cell>
          <table:table-cell office:value-type="string" table:style-name="ce2">
            <text:p>est °C</text:p>
          </table:table-cell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c1</text:p>
          </table:table-cell>
          <table:table-cell office:value-type="float" office:value="9.224110413364071E-4" table:formula="of:=[.G7]" table:style-name="ce8">
            <text:p>9,22411041336407E-04</text:p>
          </table:table-cell>
          <table:table-cell table:number-columns-repeated="3" table:style-name="ce1"/>
          <table:table-cell office:value-type="string" table:style-name="ce1">
            <text:p>l1</text:p>
          </table:table-cell>
          <table:table-cell office:value-type="float" office:value="11.433882257629776" table:formula="of:=LN([.A3])" table:style-name="ce1">
            <text:p>11,43388226</text:p>
          </table:table-cell>
          <table:table-cell table:number-columns-repeated="11" table:style-name="ce1"/>
          <table:table-cell office:value-type="string" table:style-name="ce1">
            <text:p>y1</text:p>
          </table:table-cell>
          <table:table-cell office:value-type="float" office:value="3.336113427856547E-3" table:formula="of:=1/([.B3]+273.15)" table:style-name="ce1">
            <text:p>0,003336113</text:p>
          </table:table-cell>
          <table:table-cell table:number-columns-repeated="16359"/>
        </table:table-row>
        <table:table-row table:style-name="ro1">
          <table:table-cell office:value-type="float" office:value="107900" table:style-name="ce1">
            <text:p>107900</text:p>
          </table:table-cell>
          <table:table-cell office:value-type="float" office:value="23.2" table:style-name="ce4">
            <text:p>23,2</text:p>
          </table:table-cell>
          <table:table-cell office:value-type="float" office:value="23.286528595737593" table:formula="of:=1/([.$G$1]+[.$G$2]*LN([.A2])+[.$G$3]*LN([.A2])^3)-273.15" table:style-name="ce2">
            <text:p>23,287</text:p>
          </table:table-cell>
          <table:table-cell table:style-name="ce1"/>
          <table:table-cell table:style-name="ce3"/>
          <table:table-cell office:value-type="string" table:style-name="ce1">
            <text:p>c2</text:p>
          </table:table-cell>
          <table:table-cell office:value-type="float" office:value="1.9671539591848477E-4" table:formula="of:=[.G6]" table:style-name="ce7">
            <text:p>1,96715395918485E-04</text:p>
          </table:table-cell>
          <table:table-cell office:value-type="float" office:value="2.3141102163888117E-4" table:formula="of:=([.Y2]-[.Y1])/([.L2]-[.L1])" table:style-name="ce1">
            <text:p>0,000231411</text:p>
          </table:table-cell>
          <table:table-cell table:number-columns-repeated="2" table:style-name="ce1"/>
          <table:table-cell office:value-type="string" table:style-name="ce1">
            <text:p>l2</text:p>
          </table:table-cell>
          <table:table-cell office:value-type="float" office:value="9.022805248129341" table:formula="of:=LN([.A12])" table:style-name="ce1">
            <text:p>9,022805248</text:p>
          </table:table-cell>
          <table:table-cell table:number-columns-repeated="11" table:style-name="ce1"/>
          <table:table-cell office:value-type="string" table:style-name="ce1">
            <text:p>y2</text:p>
          </table:table-cell>
          <table:table-cell office:value-type="float" office:value="2.778163633838033E-3" table:formula="of:=1/([.B12]+273.15)" table:style-name="ce1">
            <text:p>0,002778164</text:p>
          </table:table-cell>
          <table:table-cell table:number-columns-repeated="16359"/>
        </table:table-row>
        <table:table-row table:style-name="ro1">
          <table:table-cell office:value-type="float" office:value="92400" table:formula="of:=[.E3]*1000" table:style-name="ce5">
            <text:p>92400</text:p>
          </table:table-cell>
          <table:table-cell office:value-type="float" office:value="26.6" table:style-name="ce5">
            <text:p>26,6</text:p>
          </table:table-cell>
          <table:table-cell office:value-type="float" office:value="26.600000000000023" table:formula="of:=1/([.$G$1]+[.$G$2]*LN([.A3])+[.$G$3]*LN([.A3])^3)-273.15" table:style-name="ce6">
            <text:p>26,600</text:p>
          </table:table-cell>
          <table:table-cell office:value-type="string" table:style-name="ce1">
            <text:p>*</text:p>
          </table:table-cell>
          <table:table-cell office:value-type="float" office:value="92.4" table:style-name="ce1">
            <text:p>92,4</text:p>
          </table:table-cell>
          <table:table-cell office:value-type="string" table:style-name="ce1">
            <text:p>c3</text:p>
          </table:table-cell>
          <table:table-cell office:value-type="float" office:value="1.1003642419031031E-7" table:formula="of:=[.G5]" table:style-name="ce3">
            <text:p>0,00000011003642</text:p>
          </table:table-cell>
          <table:table-cell office:value-type="float" office:value="2.217106218432193E-4" table:formula="of:=([.Y3]-[.Y1])/([.L3]-[.L1])" table:style-name="ce1">
            <text:p>0,000221711</text:p>
          </table:table-cell>
          <table:table-cell table:number-columns-repeated="2" table:style-name="ce1"/>
          <table:table-cell office:value-type="string" table:style-name="ce1">
            <text:p>l3</text:p>
          </table:table-cell>
          <table:table-cell office:value-type="float" office:value="5.6454468976432377" table:formula="of:=LN([.A23])" table:style-name="ce1">
            <text:p>5,645446898</text:p>
          </table:table-cell>
          <table:table-cell table:number-columns-repeated="11" table:style-name="ce1"/>
          <table:table-cell office:value-type="string" table:style-name="ce1">
            <text:p>y3</text:p>
          </table:table-cell>
          <table:table-cell office:value-type="float" office:value="2.0527558246946527E-3" table:formula="of:=1/([.B23]+273.15)" table:style-name="ce1">
            <text:p>0,002052756</text:p>
          </table:table-cell>
          <table:table-cell table:number-columns-repeated="16359"/>
        </table:table-row>
        <table:table-row table:style-name="ro1">
          <table:table-cell office:value-type="float" office:value="55500" table:style-name="ce1">
            <text:p>55500</text:p>
          </table:table-cell>
          <table:table-cell office:value-type="float" office:value="37.700000000000003" table:style-name="ce4">
            <text:p>37,7</text:p>
          </table:table-cell>
          <table:table-cell office:value-type="float" office:value="37.910721901801139" table:formula="of:=1/([.$G$1]+[.$G$2]*LN([.A4])+[.$G$3]*LN([.A4])^3)-273.15" table:style-name="ce2">
            <text:p>37,9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54200" table:style-name="ce1">
            <text:p>54200</text:p>
          </table:table-cell>
          <table:table-cell office:value-type="float" office:value="37.9" table:style-name="ce1">
            <text:p>37,9</text:p>
          </table:table-cell>
          <table:table-cell office:value-type="float" office:value="38.452960310178184" table:formula="of:=1/([.$G$1]+[.$G$2]*LN([.A5])+[.$G$3]*LN([.A5])^3)-273.15" table:style-name="ce2">
            <text:p>38,453</text:p>
          </table:table-cell>
          <table:table-cell table:style-name="ce1"/>
          <table:table-cell table:style-name="ce3"/>
          <table:table-cell office:value-type="string" table:style-name="ce1">
            <text:p>c</text:p>
          </table:table-cell>
          <table:table-cell office:value-type="float" office:value="1.1003642419031031E-7" table:formula="of:=([.H3]-[.H2])/([.L3]-[.L2])/([.L1]+[.L2]+[.L3])" table:style-name="ce3">
            <text:p>0,00000011003642</text:p>
          </table:table-cell>
          <table:table-cell table:number-columns-repeated="16377" table:style-name="ce1"/>
        </table:table-row>
        <table:table-row table:style-name="ro1">
          <table:table-cell office:value-type="float" office:value="53800" table:style-name="ce1">
            <text:p>53800</text:p>
          </table:table-cell>
          <table:table-cell office:value-type="float" office:value="38.6" table:style-name="ce1">
            <text:p>38,6</text:p>
          </table:table-cell>
          <table:table-cell office:value-type="float" office:value="38.622729259553523" table:formula="of:=1/([.$G$1]+[.$G$2]*LN([.A6])+[.$G$3]*LN([.A6])^3)-273.15" table:style-name="ce2">
            <text:p>38,623</text:p>
          </table:table-cell>
          <table:table-cell table:style-name="ce1"/>
          <table:table-cell table:style-name="ce3"/>
          <table:table-cell office:value-type="string" table:style-name="ce1">
            <text:p>b</text:p>
          </table:table-cell>
          <table:table-cell office:value-type="float" office:value="1.9671539591848477E-4" table:formula="of:=[.H2]-[.G5]*([.L1]*[.L1]+[.L1]*[.L2]+[.L2]*[.L2])" table:style-name="ce3">
            <text:p>0,00019671539592</text:p>
          </table:table-cell>
          <table:table-cell table:number-columns-repeated="16377" table:style-name="ce1"/>
        </table:table-row>
        <table:table-row table:style-name="ro1">
          <table:table-cell office:value-type="float" office:value="39400" table:style-name="ce1">
            <text:p>39400</text:p>
          </table:table-cell>
          <table:table-cell office:value-type="float" office:value="45.6" table:style-name="ce1">
            <text:p>45,6</text:p>
          </table:table-cell>
          <table:table-cell office:value-type="float" office:value="45.897443124800361" table:formula="of:=1/([.$G$1]+[.$G$2]*LN([.A7])+[.$G$3]*LN([.A7])^3)-273.15" table:style-name="ce2">
            <text:p>45,897</text:p>
          </table:table-cell>
          <table:table-cell table:style-name="ce1"/>
          <table:table-cell table:style-name="ce3"/>
          <table:table-cell office:value-type="string" table:style-name="ce1">
            <text:p>a</text:p>
          </table:table-cell>
          <table:table-cell office:value-type="float" office:value="9.224110413364071E-4" table:formula="of:=[.Y1]-([.G6]+[.L1]*[.L1]*[.G5])*[.L1]" table:style-name="ce3">
            <text:p>0,00092241104134</text:p>
          </table:table-cell>
          <table:table-cell table:number-columns-repeated="16377" table:style-name="ce1"/>
        </table:table-row>
        <table:table-row table:style-name="ro1">
          <table:table-cell office:value-type="float" office:value="38300" table:style-name="ce1">
            <text:p>38300</text:p>
          </table:table-cell>
          <table:table-cell office:value-type="float" office:value="46.3" table:style-name="ce4">
            <text:p>46,3</text:p>
          </table:table-cell>
          <table:table-cell office:value-type="float" office:value="46.572113100107401" table:formula="of:=1/([.$G$1]+[.$G$2]*LN([.A8])+[.$G$3]*LN([.A8])^3)-273.15" table:style-name="ce2">
            <text:p>46,572</text:p>
          </table:table-cell>
          <table:table-cell office:value-type="float" office:value="4.07" table:style-name="ce1">
            <text:p>4,07</text:p>
          </table:table-cell>
          <table:table-cell table:style-name="ce1"/>
          <table:table-cell table:style-name="ce3"/>
          <table:table-cell table:number-columns-repeated="4" table:style-name="ce1"/>
          <table:table-cell table:style-name="ce1">
            <draw:frame draw:z-index="1" draw:id="id1" draw:style-name="a1" draw:name="Diagramm 2" svg:x="0.01866in" svg:y="0.02995in" svg:width="6.62977in" svg:height="6.1953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1">
          <table:table-cell office:value-type="float" office:value="25000" table:formula="of:=[.E9]*1000" table:style-name="ce1">
            <text:p>25000</text:p>
          </table:table-cell>
          <table:table-cell office:value-type="float" office:value="55.8" table:style-name="ce4">
            <text:p>55,8</text:p>
          </table:table-cell>
          <table:table-cell office:value-type="float" office:value="57.019748005005567" table:formula="of:=1/([.$G$1]+[.$G$2]*LN([.A9])+[.$G$3]*LN([.A9])^3)-273.15" table:style-name="ce2">
            <text:p>57,020</text:p>
          </table:table-cell>
          <table:table-cell table:style-name="ce1"/>
          <table:table-cell office:value-type="float" office:value="25" table:style-name="ce4">
            <text:p>25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float" office:value="16000" table:formula="of:=[.E10]*1000" table:style-name="ce1">
            <text:p>16000</text:p>
          </table:table-cell>
          <table:table-cell office:value-type="float" office:value="68.3" table:style-name="ce4">
            <text:p>68,3</text:p>
          </table:table-cell>
          <table:table-cell office:value-type="float" office:value="68.554905454771472" table:formula="of:=1/([.$G$1]+[.$G$2]*LN([.A10])+[.$G$3]*LN([.A10])^3)-273.15" table:style-name="ce2">
            <text:p>68,555</text:p>
          </table:table-cell>
          <table:table-cell table:style-name="ce1"/>
          <table:table-cell office:value-type="float" office:value="16" table:style-name="ce4">
            <text:p>16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float" office:value="10000" table:formula="of:=[.E11]*1000" table:style-name="ce5">
            <text:p>10000</text:p>
          </table:table-cell>
          <table:table-cell office:value-type="float" office:value="81.3" table:style-name="ce5">
            <text:p>81,3</text:p>
          </table:table-cell>
          <table:table-cell office:value-type="float" office:value="81.434771575663774" table:formula="of:=1/([.$G$1]+[.$G$2]*LN([.A11])+[.$G$3]*LN([.A11])^3)-273.15" table:style-name="ce6">
            <text:p>81,435</text:p>
          </table:table-cell>
          <table:table-cell office:value-type="string" table:style-name="ce1">
            <text:p>*</text:p>
          </table:table-cell>
          <table:table-cell office:value-type="float" office:value="10" table:style-name="ce4">
            <text:p>10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float" office:value="8290" table:style-name="ce5">
            <text:p>8290</text:p>
          </table:table-cell>
          <table:table-cell office:value-type="float" office:value="86.8" table:style-name="ce5">
            <text:p>86,8</text:p>
          </table:table-cell>
          <table:table-cell office:value-type="float" office:value="86.799999999999955" table:formula="of:=1/([.$G$1]+[.$G$2]*LN([.A12])+[.$G$3]*LN([.A12])^3)-273.15" table:style-name="ce6">
            <text:p>86,800</text:p>
          </table:table-cell>
          <table:table-cell office:value-type="string" table:style-name="ce1">
            <text:p>*</text:p>
          </table:table-cell>
          <table:table-cell table:style-name="ce1"/>
          <table:table-cell table:style-name="ce3"/>
          <table:table-cell table:number-columns-repeated="16378" table:style-name="ce1"/>
        </table:table-row>
        <table:table-row table:style-name="ro1">
          <table:table-cell office:value-type="float" office:value="5450" table:formula="of:=[.E13]*1000" table:style-name="ce1">
            <text:p>5450</text:p>
          </table:table-cell>
          <table:table-cell office:value-type="float" office:value="99.3" table:style-name="ce4">
            <text:p>99,3</text:p>
          </table:table-cell>
          <table:table-cell office:value-type="float" office:value="99.303598301094269" table:formula="of:=1/([.$G$1]+[.$G$2]*LN([.A13])+[.$G$3]*LN([.A13])^3)-273.15" table:style-name="ce2">
            <text:p>99,304</text:p>
          </table:table-cell>
          <table:table-cell office:value-type="string" table:style-name="ce1">
            <text:p>*</text:p>
          </table:table-cell>
          <table:table-cell office:value-type="float" office:value="5.45" table:style-name="ce4">
            <text:p>5,45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float" office:value="5390" table:formula="of:=[.E14]*1000" table:style-name="ce1">
            <text:p>5390</text:p>
          </table:table-cell>
          <table:table-cell office:value-type="float" office:value="100" table:style-name="ce4">
            <text:p>100</text:p>
          </table:table-cell>
          <table:table-cell office:value-type="float" office:value="99.643474663850895" table:formula="of:=1/([.$G$1]+[.$G$2]*LN([.A14])+[.$G$3]*LN([.A14])^3)-273.15" table:style-name="ce2">
            <text:p>99,643</text:p>
          </table:table-cell>
          <table:table-cell table:style-name="ce1"/>
          <table:table-cell office:value-type="float" office:value="5.39" table:style-name="ce4">
            <text:p>5,39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float" office:value="5000" table:formula="of:=[.E15]*1000" table:style-name="ce1">
            <text:p>5000</text:p>
          </table:table-cell>
          <table:table-cell office:value-type="float" office:value="102.6" table:style-name="ce4">
            <text:p>102,6</text:p>
          </table:table-cell>
          <table:table-cell office:value-type="float" office:value="101.96331908168122" table:formula="of:=1/([.$G$1]+[.$G$2]*LN([.A15])+[.$G$3]*LN([.A15])^3)-273.15" table:style-name="ce2">
            <text:p>101,963</text:p>
          </table:table-cell>
          <table:table-cell table:style-name="ce1"/>
          <table:table-cell office:value-type="float" office:value="5" table:style-name="ce4">
            <text:p>5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float" office:value="3100" table:formula="of:=[.E16]*1000" table:style-name="ce1">
            <text:p>3100</text:p>
          </table:table-cell>
          <table:table-cell office:value-type="float" office:value="120" table:style-name="ce4">
            <text:p>120</text:p>
          </table:table-cell>
          <table:table-cell office:value-type="float" office:value="117.32139629595002" table:formula="of:=1/([.$G$1]+[.$G$2]*LN([.A16])+[.$G$3]*LN([.A16])^3)-273.15" table:style-name="ce2">
            <text:p>117,321</text:p>
          </table:table-cell>
          <table:table-cell table:style-name="ce1"/>
          <table:table-cell office:value-type="float" office:value="3.1" table:style-name="ce4">
            <text:p>3,1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float" office:value="2070" table:formula="of:=[.E17]*1000" table:style-name="ce1">
            <text:p>2070</text:p>
          </table:table-cell>
          <table:table-cell office:value-type="float" office:value="132.4" table:style-name="ce4">
            <text:p>132,4</text:p>
          </table:table-cell>
          <table:table-cell office:value-type="float" office:value="131.15626726186974" table:formula="of:=1/([.$G$1]+[.$G$2]*LN([.A17])+[.$G$3]*LN([.A17])^3)-273.15" table:style-name="ce2">
            <text:p>131,156</text:p>
          </table:table-cell>
          <table:table-cell table:style-name="ce1"/>
          <table:table-cell office:value-type="float" office:value="2.0699999999999998" table:style-name="ce4">
            <text:p>2,07</text:p>
          </table:table-cell>
          <table:table-cell table:number-columns-repeated="16379"/>
        </table:table-row>
        <table:table-row table:style-name="ro1">
          <table:table-cell office:value-type="float" office:value="2000" table:formula="of:=[.E18]*1000" table:style-name="ce1">
            <text:p>2000</text:p>
          </table:table-cell>
          <table:table-cell office:value-type="float" office:value="133.6" table:style-name="ce4">
            <text:p>133,6</text:p>
          </table:table-cell>
          <table:table-cell office:value-type="float" office:value="132.37386166182989" table:formula="of:=1/([.$G$1]+[.$G$2]*LN([.A18])+[.$G$3]*LN([.A18])^3)-273.15" table:style-name="ce2">
            <text:p>132,374</text:p>
          </table:table-cell>
          <table:table-cell table:style-name="ce1"/>
          <table:table-cell office:value-type="float" office:value="2" table:style-name="ce4">
            <text:p>2</text:p>
          </table:table-cell>
          <table:table-cell table:number-columns-repeated="16379"/>
        </table:table-row>
        <table:table-row table:style-name="ro1">
          <table:table-cell office:value-type="float" office:value="1625" table:formula="of:=[.E19]*1000" table:style-name="ce1">
            <text:p>1625</text:p>
          </table:table-cell>
          <table:table-cell office:value-type="float" office:value="140.5" table:style-name="ce4">
            <text:p>140,5</text:p>
          </table:table-cell>
          <table:table-cell office:value-type="float" office:value="139.86024440455691" table:formula="of:=1/([.$G$1]+[.$G$2]*LN([.A19])+[.$G$3]*LN([.A19])^3)-273.15" table:style-name="ce2">
            <text:p>139,860</text:p>
          </table:table-cell>
          <table:table-cell table:style-name="ce1"/>
          <table:table-cell office:value-type="float" office:value="1.625" table:style-name="ce4">
            <text:p>1,625</text:p>
          </table:table-cell>
          <table:table-cell table:number-columns-repeated="16379"/>
        </table:table-row>
        <table:table-row table:style-name="ro1">
          <table:table-cell office:value-type="float" office:value="900" table:formula="of:=[.E20]*1000" table:style-name="ce1">
            <text:p>900</text:p>
          </table:table-cell>
          <table:table-cell office:value-type="float" office:value="162.80000000000001" table:style-name="ce4">
            <text:p>162,8</text:p>
          </table:table-cell>
          <table:table-cell office:value-type="float" office:value="162.54522719429843" table:formula="of:=1/([.$G$1]+[.$G$2]*LN([.A20])+[.$G$3]*LN([.A20])^3)-273.15" table:style-name="ce2">
            <text:p>162,545</text:p>
          </table:table-cell>
          <table:table-cell table:style-name="ce1"/>
          <table:table-cell office:value-type="float" office:value="0.9" table:style-name="ce4">
            <text:p>0,9</text:p>
          </table:table-cell>
          <table:table-cell table:number-columns-repeated="16379"/>
        </table:table-row>
        <table:table-row table:style-name="ro1">
          <table:table-cell office:value-type="float" office:value="480" table:formula="of:=[.E21]*1000" table:style-name="ce1">
            <text:p>480</text:p>
          </table:table-cell>
          <table:table-cell office:value-type="float" office:value="190.2" table:style-name="ce4">
            <text:p>190,2</text:p>
          </table:table-cell>
          <table:table-cell office:value-type="float" office:value="189.21716310305197" table:formula="of:=1/([.$G$1]+[.$G$2]*LN([.A21])+[.$G$3]*LN([.A21])^3)-273.15" table:style-name="ce2">
            <text:p>189,217</text:p>
          </table:table-cell>
          <table:table-cell table:style-name="ce1"/>
          <table:table-cell office:value-type="float" office:value="0.48" table:style-name="ce4">
            <text:p>0,48</text:p>
          </table:table-cell>
          <table:table-cell table:number-columns-repeated="16379"/>
        </table:table-row>
        <table:table-row table:style-name="ro1">
          <table:table-cell office:value-type="float" office:value="340" table:formula="of:=[.E22]*1000" table:style-name="ce1">
            <text:p>340</text:p>
          </table:table-cell>
          <table:table-cell office:value-type="float" office:value="205.4" table:style-name="ce4">
            <text:p>205,4</text:p>
          </table:table-cell>
          <table:table-cell office:value-type="float" office:value="205.12510486948133" table:formula="of:=1/([.$G$1]+[.$G$2]*LN([.A22])+[.$G$3]*LN([.A22])^3)-273.15" table:style-name="ce2">
            <text:p>205,125</text:p>
          </table:table-cell>
          <table:table-cell table:style-name="ce1"/>
          <table:table-cell office:value-type="float" office:value="0.34" table:style-name="ce4">
            <text:p>0,34</text:p>
          </table:table-cell>
          <table:table-cell table:number-columns-repeated="16379"/>
        </table:table-row>
        <table:table-row table:style-name="ro1">
          <table:table-cell office:value-type="float" office:value="283" table:formula="of:=[.E23]*1000" table:style-name="ce5">
            <text:p>283</text:p>
          </table:table-cell>
          <table:table-cell office:value-type="float" office:value="214" table:style-name="ce5">
            <text:p>214</text:p>
          </table:table-cell>
          <table:table-cell office:value-type="float" office:value="214" table:formula="of:=1/([.$G$1]+[.$G$2]*LN([.A23])+[.$G$3]*LN([.A23])^3)-273.15" table:style-name="ce6">
            <text:p>214,000</text:p>
          </table:table-cell>
          <table:table-cell office:value-type="string" table:style-name="ce1">
            <text:p>*</text:p>
          </table:table-cell>
          <table:table-cell office:value-type="float" office:value="0.28299999999999997" table:style-name="ce4">
            <text:p>0,283</text:p>
          </table:table-cell>
          <table:table-cell table:number-columns-repeated="16379"/>
        </table:table-row>
        <table:table-row table:style-name="ro1">
          <table:table-cell office:value-type="float" office:value="200" table:formula="of:=[.E24]*1000" table:style-name="ce1">
            <text:p>200</text:p>
          </table:table-cell>
          <table:table-cell office:value-type="float" office:value="232.2" table:style-name="ce4">
            <text:p>232,2</text:p>
          </table:table-cell>
          <table:table-cell office:value-type="float" office:value="231.63589149231149" table:formula="of:=1/([.$G$1]+[.$G$2]*LN([.A24])+[.$G$3]*LN([.A24])^3)-273.15" table:style-name="ce2">
            <text:p>231,636</text:p>
          </table:table-cell>
          <table:table-cell office:value-type="string" table:style-name="ce1">
            <text:p>*</text:p>
          </table:table-cell>
          <table:table-cell office:value-type="float" office:value="0.2" table:style-name="ce4">
            <text:p>0,2</text:p>
          </table:table-cell>
          <table:table-cell table:number-columns-repeated="16379"/>
        </table:table-row>
        <table:table-row table:number-rows-repeated="1048552" table:style-name="ro1">
          <table:table-cell table:number-columns-repeated="16384"/>
        </table:table-row>
      </table:table>
      <table:table table:name="Tabelle1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<text:s/>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Thermode.A2:Thermode.E24" table:contains-header="false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number-style style:name="N37">
      <number:number number:decimal-places="14" number:min-integer-digits="1"/>
    </number:number-style>
    <number:number-style style:name="N38">
      <number:scientific-number number:decimal-places="14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231</meta:generator>
    <meta:initial-creator>Martin Gyurkó</meta:initial-creator>
    <dc:creator>Martin Gyurkó</dc:creator>
    <meta:creation-date>2023-10-25T13:49:23Z</meta:creation-date>
    <dc:date>2024-02-14T01:31:08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508.0643307086614pt" svg:width="720.1612598425197pt" chart:style-name="Crt0">
        <chart:title chart:style-name="CT00">
          <text:p text:style-name="a0" text:class-names="" text:cond-style-name="">Diagrammtitel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Bett.$C$1" chart:values-cell-range-address="Bett.$C$2:.$C$53" chart:class="chart:scatter" chart:attached-axis="primary-y" chart:style-name="G0S0">
            <chart:domain table:cell-range-address="Bett.$B$2:.$B$53"/>
            <chart:data-point chart:repeated="52"/>
          </chart:series>
          <chart:series chart:label-cell-address="Bett.$D$1" chart:values-cell-range-address="Bett.$D$2:.$D$53" chart:class="chart:scatter" chart:attached-axis="primary-y" chart:style-name="G0S1">
            <chart:domain table:cell-range-address="Bett.$B$2:.$B$53"/>
            <chart:data-point chart:repeated="5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446.062283464567pt" svg:width="477.3433858267716pt" chart:style-name="Crt0">
        <chart:title chart:style-name="CT00">
          <text:p text:style-name="a0" text:class-names="" text:cond-style-name="">Diagrammtitel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Thermode.$B$1" chart:values-cell-range-address="Thermode.$B$2:.$B$22" chart:class="chart:scatter" chart:attached-axis="primary-y" chart:style-name="G0S0">
            <chart:domain table:cell-range-address="Thermode.$A$2:.$A$22"/>
            <chart:data-point chart:repeated="21"/>
          </chart:series>
          <chart:series chart:label-cell-address="Thermode.$C$1" chart:values-cell-range-address="Thermode.$C$2:.$C$22" chart:class="chart:scatter" chart:attached-axis="primary-y" chart:style-name="G0S1">
            <chart:domain table:cell-range-address="Thermode.$A$2:.$A$22"/>
            <chart:data-point chart:repeated="2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